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126.89mm"/>
    </style:style>
    <style:style style:name="co5" style:family="table-column">
      <style:table-column-properties fo:break-before="auto" style:column-width="40.0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T54C</text:p>
          </table:table-cell>
          <table:table-cell table:style-name="ce4" office:value-type="string" calcext:value-type="string">
            <text:p>dual schottky barrier diode, common cathode</text:p>
          </table:table-cell>
          <table:table-cell table:style-name="ce1" office:value-type="string" calcext:value-type="string">
            <text:p>Package_TO_SOT_SMD:SOT-23</text:p>
          </table:table-cell>
          <table:table-cell table:style-name="ce2" office:value-type="string" calcext:value-type="string">
            <text:p><text:a xlink:href="http://www.diodes.com/_files/datasheets/ds11005.pdf" xlink:type="simple">http://www.diodes.com/_files/datasheets/ds11005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XL6408UMX</text:p>
          </table:table-cell>
          <table:table-cell table:style-name="ce4" office:value-type="string" calcext:value-type="string">
            <text:p>Fully Configurable 8-Bit I2C-Controlled GPIO Expander</text:p>
          </table:table-cell>
          <table:table-cell table:style-name="ce1" office:value-type="string" calcext:value-type="string">
            <text:p>ICs_own:QFN40P180X260X55-16N</text:p>
          </table:table-cell>
          <table:table-cell table:style-name="ce2" office:value-type="string" calcext:value-type="string">
            <text:p><text:a xlink:href="https://pt.mouser.com/datasheet/2/308/FXL6408-1301001.pdf" xlink:type="simple">https://pt.mouser.com/datasheet/2/308/FXL6408-1301001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A6561-GAQW-N</text:p>
          </table:table-cell>
          <table:table-cell table:style-name="ce4" office:value-type="string" calcext:value-type="string">
            <text:p>MICROCHIP - ATA6561-GAQW-N - CAN TRANSCEIVER, 5MBPS, -40 TO 150DEG C</text:p>
          </table:table-cell>
          <table:table-cell table:style-name="ce1" office:value-type="string" calcext:value-type="string">
            <text:p>ICs_own:SOIC127P600X175-8N</text:p>
          </table:table-cell>
          <table:table-cell table:style-name="ce2" office:value-type="string" calcext:value-type="string">
            <text:p><text:a xlink:href="https://componentsearchengine.com/Datasheets/1/ATA6561-GAQW-N.pdf" xlink:type="simple">https://componentsearchengine.com/Datasheets/1/ATA6561-GAQW-N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CL3221EIVZ</text:p>
          </table:table-cell>
          <table:table-cell table:style-name="ce4" office:value-type="string" calcext:value-type="string">
            <text:p>Intersil ICL3221EIVZ, Line Transceiver, EIA/TIA-232/ RS-232/ V.24/ V.28, 3.3 V, 5 V, 16-Pin TSSOP</text:p>
          </table:table-cell>
          <table:table-cell table:style-name="ce1" office:value-type="string" calcext:value-type="string">
            <text:p>ICs_own:SOP65P640X120-16N</text:p>
          </table:table-cell>
          <table:table-cell table:style-name="ce2" office:value-type="string" calcext:value-type="string">
            <text:p><text:a xlink:href="http://www.intersil.com/content/dam/Intersil/documents/icl3/icl3221e-22e-23e-32e-41e-43e.pdf" xlink:type="simple">http://www.intersil.com/content/dam/Intersil/documents/icl3/icl3221e-22e-23e-32e-41e-43e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SM-Header-Horizontal-6</text:p>
          </table:table-cell>
          <table:table-cell table:style-name="ce1"/>
          <table:table-cell table:style-name="ce1" office:value-type="string" calcext:value-type="string">
            <text:p>Connector_own:1814883</text:p>
          </table:table-cell>
          <table:table-cell table:style-name="ce2" office:value-type="string" calcext:value-type="string">
            <text:p><text:a xlink:href="https://www.arrow.com/en/products/1814883/phoenix-contact" xlink:type="simple">https://www.arrow.com/en/products/1814883/phoenix-contact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13 J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M04B-SRSS-TB(LF)(SN)</text:p>
          </table:table-cell>
          <table:table-cell table:style-name="ce1"/>
          <table:table-cell table:style-name="ce1" office:value-type="string" calcext:value-type="string">
            <text:p>Connector_own:JST_SH_SM04B-SRSS-TB_1x04-1MP_P1.00mm_Horizontal</text:p>
          </table:table-cell>
          <table:table-cell table:style-name="ce2" office:value-type="string" calcext:value-type="string">
            <text:p><text:a xlink:href="http://www.jst-mfg.com/product/pdf/eng/eSH.pdf" xlink:type="simple">http://www.jst-mfg.com/product/pdf/eng/eSH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J45_Amphenol_RJMG1BD3B8K1ANR</text:p>
          </table:table-cell>
          <table:table-cell table:style-name="ce1"/>
          <table:table-cell table:style-name="ce1" office:value-type="string" calcext:value-type="string">
            <text:p>Connector_own:RJ45_Amphenol_RJMG1BD3B8K1ANR</text:p>
          </table:table-cell>
          <table:table-cell table:style-name="ce2" office:value-type="string" calcext:value-type="string">
            <text:p><text:a xlink:href="https://www.amphenolcanada.com/ProductSearch/Drawings/AC/RJMG1BD3B8K1ANR.PDF" xlink:type="simple">https://www.amphenolcanada.com/ProductSearch/Drawings/AC/RJMG1BD3B8K1ANR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SM-Header-Horizontal-7</text:p>
          </table:table-cell>
          <table:table-cell table:style-name="ce1"/>
          <table:table-cell table:style-name="ce1" office:value-type="string" calcext:value-type="string">
            <text:p>Connector_own:1814896</text:p>
          </table:table-cell>
          <table:table-cell table:style-name="ce2" office:value-type="string" calcext:value-type="string">
            <text:p><text:a xlink:href="https://www.arrow.com/en/products/1814896/phoenix-contact" xlink:type="simple">https://www.arrow.com/en/products/1814896/phoenix-contact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CA-Header-Horizontal-4</text:p>
          </table:table-cell>
          <table:table-cell table:style-name="ce1"/>
          <table:table-cell table:style-name="ce1" office:value-type="string" calcext:value-type="string">
            <text:p>Connector_own:1836366</text:p>
          </table:table-cell>
          <table:table-cell table:style-name="ce2" office:value-type="string" calcext:value-type="string">
            <text:p><text:a xlink:href="https://www.phoenixcontact.com/online/portal/us?uri=pxc-oc-itemdetail:pid=1836366&amp;library=usen&amp;pdfmode=direct&amp;pdflanguage=en#Dimensions" xlink:type="simple">https://www.phoenixcontact.com/online/portal/us?uri=pxc-oc-itemdetail:pid=1836366&amp;library=usen&amp;pdfmode=direct&amp;pdflanguage=en#Dimensions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SM-Header-Horizontal-5</text:p>
          </table:table-cell>
          <table:table-cell table:style-name="ce1"/>
          <table:table-cell table:style-name="ce1" office:value-type="string" calcext:value-type="string">
            <text:p>Connector_own:1814870</text:p>
          </table:table-cell>
          <table:table-cell table:style-name="ce2" office:value-type="string" calcext:value-type="string">
            <text:p><text:a xlink:href="https://media.digikey.com/pdf/Data%20Sheets/Phoenix%20Contact%20PDFs/1814870.pdf" xlink:type="simple">https://media.digikey.com/pdf/Data%20Sheets/Phoenix%20Contact%20PDFs/1814870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1 K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P1SA-12V-Z</text:p>
          </table:table-cell>
          <table:table-cell table:style-name="ce4" office:value-type="string" calcext:value-type="string">
            <text:p>PANASONIC ELECTRIC WORKS - CP1SA-12V-Z - RELAY, AUTOMOTIVE, SPDT, 14VDC, 20A</text:p>
          </table:table-cell>
          <table:table-cell table:style-name="ce1" office:value-type="string" calcext:value-type="string">
            <text:p>Relay_own:CP1SA12VZ</text:p>
          </table:table-cell>
          <table:table-cell table:style-name="ce2" office:value-type="string" calcext:value-type="string">
            <text:p><text:a xlink:href="https://www.mouser.com/datasheet/2/315/cp-catalog-1299312.pdf" xlink:type="simple">https://www.mouser.com/datasheet/2/315/cp-catalog-1299312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S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78E05-1000-SMT-TR</text:p>
          </table:table-cell>
          <table:table-cell table:style-name="ce5" office:value-type="string" calcext:value-type="string">
            <text:p>NON-ISOLATED DC SWITCHING REGULATOR </text:p>
          </table:table-cell>
          <table:table-cell table:style-name="ce1" office:value-type="string" calcext:value-type="string">
            <text:p>ICs_own:SOP254P1140X825-10N</text:p>
          </table:table-cell>
          <table:table-cell table:style-name="ce1" office:value-type="string" calcext:value-type="string">
            <text:p><text:a xlink:href="https://www.cui.com/product/resource/v78e-1000-smt.pdf" xlink:type="simple">https://www.cui.com/product/resource/v78e-1000-smt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Q2 Q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817-40,215</text:p>
          </table:table-cell>
          <table:table-cell table:style-name="ce4" office:value-type="string" calcext:value-type="string">
            <text:p>BC817; BC817W; BC337 - 45 V, 500 mA NPN general-purpose transistors</text:p>
          </table:table-cell>
          <table:table-cell table:style-name="ce1" office:value-type="string" calcext:value-type="string">
            <text:p>ICs_own:SOT95P230X110-3N</text:p>
          </table:table-cell>
          <table:table-cell table:style-name="ce2" office:value-type="string" calcext:value-type="string">
            <text:p><text:a xlink:href="https://componentsearchengine.com/Datasheets/1/BC817-40,215.pdf" xlink:type="simple">https://componentsearchengine.com/Datasheets/1/BC817-40,215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P32-WROOM-32</text:p>
          </table:table-cell>
          <table:table-cell table:style-name="ce4" office:value-type="string" calcext:value-type="string">
            <text:p>RF Module, ESP32-D0WDQ6 SoC, Wi-Fi 802.11b/g/n, Bluetooth, BLE, 32-bit, 2.7-3.6V, SMD</text:p>
          </table:table-cell>
          <table:table-cell table:style-name="ce1" office:value-type="string" calcext:value-type="string">
            <text:p>RF_Module:ESP32-WROOM-32</text:p>
          </table:table-cell>
          <table:table-cell table:style-name="ce2" office:value-type="string" calcext:value-type="string">
            <text:p><text:a xlink:href="https://www.espressif.com/sites/default/files/documentation/esp32-wroom-32_datasheet_en.pdf" xlink:type="simple">https://www.espressif.com/sites/default/files/documentation/esp32-wroom-32_datasheet_en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Z1117-3.3</text:p>
          </table:table-cell>
          <table:table-cell table:style-name="ce4" office:value-type="string" calcext:value-type="string">
            <text:p>1A 20V Fixed LDO Linear Regulator, 3.3V, SOT-89/SOT-223/TO-220/TO-252/TO-263</text:p>
          </table:table-cell>
          <table:table-cell table:style-name="ce1" office:value-type="string" calcext:value-type="string">
            <text:p>Package_TO_SOT_SMD:SOT-223-3_TabPin2</text:p>
          </table:table-cell>
          <table:table-cell table:style-name="ce2" office:value-type="string" calcext:value-type="string">
            <text:p><text:a xlink:href="https://www.diodes.com/assets/Datasheets/AZ1117.pdf" xlink:type="simple">https://www.diodes.com/assets/Datasheets/AZ1117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3U5U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NH7070AS</text:p>
          </table:table-cell>
          <table:table-cell table:style-name="ce5" office:value-type="string" calcext:value-type="string">
            <text:p>Automotive fully integrated H-bridge motor driver </text:p>
          </table:table-cell>
          <table:table-cell table:style-name="ce1" office:value-type="string" calcext:value-type="string">
            <text:p>Package_SO:SO-16N</text:p>
          </table:table-cell>
          <table:table-cell table:style-name="ce2" office:value-type="string" calcext:value-type="string">
            <text:p><text:a xlink:href="https://www.st.com/resource/en/datasheet/vnh7070as.pdf" xlink:type="simple">https://www.st.com/resource/en/datasheet/vnh7070as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S1115IDGS</text:p>
          </table:table-cell>
          <table:table-cell table:style-name="ce4" office:value-type="string" calcext:value-type="string">
            <text:p>Ultra-Small, Low-Power, I2C-Compatible, 860-SPS, 16-Bit ADCs With Internal Reference, Oscillator, and Programmable Comparator, VSSOP-10</text:p>
          </table:table-cell>
          <table:table-cell table:style-name="ce1" office:value-type="string" calcext:value-type="string">
            <text:p>Package_SO:MSOP-10_3x3mm_P0.5mm</text:p>
          </table:table-cell>
          <table:table-cell table:style-name="ce2" office:value-type="string" calcext:value-type="string">
            <text:p><text:a xlink:href="http://www.ti.com/lit/ds/symlink/ads1113.pdf" xlink:type="simple">http://www.ti.com/lit/ds/symlink/ads1113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A9306DCTR</text:p>
          </table:table-cell>
          <table:table-cell table:style-name="ce4" office:value-type="string" calcext:value-type="string">
            <text:p>Dual bidirectional I2C Bus and SMBus voltage level translator</text:p>
          </table:table-cell>
          <table:table-cell table:style-name="ce1" office:value-type="string" calcext:value-type="string">
            <text:p>Package_SO:SSOP-8_2.95x2.8mm_P0.65mm</text:p>
          </table:table-cell>
          <table:table-cell table:style-name="ce2" office:value-type="string" calcext:value-type="string">
            <text:p><text:a xlink:href="http://www.ti.com/lit/ds/symlink/pca9306.pdf" xlink:type="simple">http://www.ti.com/lit/ds/symlink/pca9306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PD3E001DRLR</text:p>
          </table:table-cell>
          <table:table-cell table:style-name="ce4" office:value-type="string" calcext:value-type="string">
            <text:p>TPD3E001 Low-Capacitance 3-Channel ESD-Protection for High-Speed Data Interfaces</text:p>
          </table:table-cell>
          <table:table-cell table:style-name="ce1" office:value-type="string" calcext:value-type="string">
            <text:p>Package_TO_SOT_SMD:SOT-553</text:p>
          </table:table-cell>
          <table:table-cell table:style-name="ce2" office:value-type="string" calcext:value-type="string">
            <text:p><text:a xlink:href="http://www.ti.com/lit/ds/symlink/tpd3e001.pdf" xlink:type="simple">http://www.ti.com/lit/ds/symlink/tpd3e001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P2102N-A01-GQFN24</text:p>
          </table:table-cell>
          <table:table-cell table:style-name="ce4" office:value-type="string" calcext:value-type="string">
            <text:p>USB to UART master bridge</text:p>
          </table:table-cell>
          <table:table-cell table:style-name="ce1" office:value-type="string" calcext:value-type="string">
            <text:p>Package_DFN_QFN:QFN-24-1EP_4x4mm_P0.5mm_EP2.6x2.6mm</text:p>
          </table:table-cell>
          <table:table-cell table:style-name="ce2" office:value-type="string" calcext:value-type="string">
            <text:p><text:a xlink:href="http://www.silabs.com/support%20documents/technicaldocs/cp2102n-datasheet.pdf" xlink:type="simple">http://www.silabs.com/support%20documents/technicaldocs/cp2102n-datasheet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D3124LT1G</text:p>
          </table:table-cell>
          <table:table-cell table:style-name="ce4" office:value-type="string" calcext:value-type="string">
            <text:p>ON Semiconductor NUD3124LT1G, MOSFET Power Driver, 150mA, 3-Pin SOT-23</text:p>
          </table:table-cell>
          <table:table-cell table:style-name="ce1" office:value-type="string" calcext:value-type="string">
            <text:p>ICs_own:SOT95P237X100-3N</text:p>
          </table:table-cell>
          <table:table-cell table:style-name="ce2" office:value-type="string" calcext:value-type="string">
            <text:p><text:a xlink:href="https://www.mouser.com/datasheet/2/308/NUD3124-D-91887.pdf" xlink:type="simple">https://www.mouser.com/datasheet/2/308/NUD3124-D-91887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N8720A</text:p>
          </table:table-cell>
          <table:table-cell table:style-name="ce4" office:value-type="string" calcext:value-type="string">
            <text:p>LAN8720 Ethernet PHY with RMII interface</text:p>
          </table:table-cell>
          <table:table-cell table:style-name="ce1" office:value-type="string" calcext:value-type="string">
            <text:p>Package_DFN_QFN:QFN-24-1EP_4x4mm_P0.5mm_EP2.6x2.6mm</text:p>
          </table:table-cell>
          <table:table-cell table:style-name="ce2" office:value-type="string" calcext:value-type="string">
            <text:p><text:a xlink:href="http://ww1.microchip.com/downloads/en/DeviceDoc/8720a.pdf" xlink:type="simple">http://ww1.microchip.com/downloads/en/DeviceDoc/8720a.pdf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SM9DS1</text:p>
          </table:table-cell>
          <table:table-cell table:style-name="ce4" office:value-type="string" calcext:value-type="string">
            <text:p>I2C SPI 9 axis IMU accelerometer gyroscope magnetometer</text:p>
          </table:table-cell>
          <table:table-cell table:style-name="ce1" office:value-type="string" calcext:value-type="string">
            <text:p>Package_LGA:LGA-24L_3x3.5mm_P0.43mm</text:p>
          </table:table-cell>
          <table:table-cell table:style-name="ce2" office:value-type="string" calcext:value-type="string">
            <text:p><text:a xlink:href="http://www.st.com/content/ccc/resource/technical/document/datasheet/1e/3f/2a/d6/25/eb/48/46/DM00103319.pdf/files/DM00103319.pdf/jcr:content/translations/en.DM00103319.pdf" xlink:type="simple">http://www.st.com/content/ccc/resource/technical/document/datasheet/1e/3f/2a/d6/25/eb/48/46/DM00103319.pdf/files/DM00103319.pdf/jcr:content/translations/en.DM00103319.pdf</text:a></text:p>
          </table:table-cell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シート1.A2:シート1.F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>\</number:text>
      <number:number number:decimal-places="0" loext:min-decimal-places="0" number:min-integer-digits="1" number:grouping="true"/>
    </number:number-style>
    <number:number-style style:name="N115">
      <number:text>\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\</number:text>
      <number:number number:decimal-places="2" loext:min-decimal-places="2" number:min-integer-digits="1" number:grouping="true"/>
    </number:number-style>
    <number:number-style style:name="N117">
      <number:text>\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\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\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year/>
      <number:text>/</number:text>
      <number:month/>
      <number:text>/</number:text>
      <number:day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6P0"/>
    </number:number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28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28P0"/>
    </number:number-style>
    <number:number-style style:name="N2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29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29P0"/>
    </number:number-style>
    <style:style style:name="Default" style:family="table-cell">
      <style:table-cell-properties fo:padding="0.71mm" style:rotation-align="none" style:vertical-align="bottom"/>
      <style:text-properties fo:color="#000000"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20:51:42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slist" style:display-name="PageStyle_Parts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1" style:display-name="PageStyle_Partslis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2" style:display-name="PageStyle_Partslis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3" style:display-name="PageStyle_Partslist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4" style:display-name="PageStyle_Partslis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5" style:display-name="PageStyle_Partslis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6" style:display-name="PageStyle_Partslis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7" style:display-name="PageStyle_Partslist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8" style:display-name="PageStyle_Partslist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9" style:display-name="PageStyle_Partslist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slist_20_10" style:display-name="PageStyle_Partslist 1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07-21T21:39:35.633000000</dc:date>
    <meta:editing-duration>PT7M31S</meta:editing-duration>
    <meta:editing-cycles>2</meta:editing-cycles>
    <meta:document-statistic meta:table-count="1" meta:cell-count="137" meta:object-count="0"/>
  </office:meta>
</office:document-meta>
</file>